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C800000053D38A188D393D723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paragraph-rsid="005fbf82"/>
    </style:style>
    <style:style style:name="P2" style:family="paragraph" style:parent-style-name="Table_20_Contents">
      <style:text-properties officeooo:paragraph-rsid="005fbf82"/>
    </style:style>
    <style:style style:name="P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style:font-name="Nimbus Sans" fo:language="ca" fo:country="ES" officeooo:paragraph-rsid="005fbf82"/>
    </style:style>
    <style:style style:name="P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officeooo:paragraph-rsid="005fbf82"/>
    </style:style>
    <style:style style:name="P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Nimbus Sans" fo:font-size="10pt" fo:language="ca" fo:country="ES" fo:font-style="normal" style:text-underline-style="none" fo:font-weight="normal" officeooo:rsid="009b4f7e" officeooo:paragraph-rsid="009b4f7e" style:font-name-asian="Times New Roman" style:font-size-asian="10pt" style:font-style-asian="normal" style:font-weight-asian="normal" style:font-name-complex="Times New Roman" style:font-size-complex="10pt" style:font-style-complex="normal" style:font-weight-complex="normal"/>
    </style:style>
    <style:style style:name="P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Nimbus Sans" fo:font-size="10pt" fo:language="ca" fo:country="ES" fo:font-style="normal" style:text-underline-style="none" fo:font-weight="normal" officeooo:rsid="006ef78c" officeooo:paragraph-rsid="009b4f7e" style:font-name-asian="Times New Roman" style:font-size-asian="10pt" style:font-style-asian="normal" style:font-weight-asian="normal" style:font-name-complex="Times New Roman" style:font-size-complex="10pt" style:font-style-complex="normal" style:font-weight-complex="normal"/>
    </style:style>
    <style:style style:name="P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Nimbus Sans" fo:font-size="10pt" fo:language="ca" fo:country="ES" fo:font-style="normal" style:text-underline-style="none" fo:font-weight="normal" officeooo:rsid="005fbf82" officeooo:paragraph-rsid="009b4f7e" style:font-name-asian="Times New Roman" style:font-size-asian="10pt" style:font-style-asian="normal" style:font-weight-asian="normal" style:font-name-complex="Times New Roman" style:font-size-complex="10pt" style:font-style-complex="normal" style:font-weight-complex="normal"/>
    </style:style>
    <style:style style:name="P8" style:family="paragraph" style:parent-style-name="Standard">
      <style:text-properties officeooo:paragraph-rsid="005fbf82"/>
    </style:style>
    <style:style style:name="P9" style:family="paragraph" style:parent-style-name="Footer">
      <style:paragraph-properties fo:text-align="end" style:justify-single-word="false"/>
      <style:text-properties style:font-name="Nimbus Sans" officeooo:paragraph-rsid="0061b314"/>
    </style:style>
    <style:style style:name="P10" style:family="paragraph" style:parent-style-name="Text_20_body">
      <style:text-properties officeooo:rsid="00969c6a" officeooo:paragraph-rsid="00969c6a"/>
    </style:style>
    <style:style style:name="P11" style:family="paragraph" style:parent-style-name="Text_20_body">
      <style:text-properties officeooo:rsid="00a1af0d" officeooo:paragraph-rsid="00a1af0d"/>
    </style:style>
    <style:style style:name="P12" style:family="paragraph" style:parent-style-name="Text_20_body">
      <style:text-properties officeooo:paragraph-rsid="00a1af0d"/>
    </style:style>
    <style:style style:name="P13" style:family="paragraph" style:parent-style-name="Text_20_body">
      <style:text-properties officeooo:rsid="00a31337" officeooo:paragraph-rsid="00a31337"/>
    </style:style>
    <style:style style:name="P14" style:family="paragraph" style:parent-style-name="Text_20_body">
      <style:text-properties officeooo:rsid="00a4f82a" officeooo:paragraph-rsid="00a4f82a"/>
    </style:style>
    <style:style style:name="P15" style:family="paragraph" style:parent-style-name="Text_20_body">
      <style:text-properties officeooo:paragraph-rsid="00a9279c"/>
    </style:style>
    <style:style style:name="P16" style:family="paragraph" style:parent-style-name="Text_20_body">
      <style:text-properties officeooo:rsid="00a9a1f1" officeooo:paragraph-rsid="00a9a1f1"/>
    </style:style>
    <style:style style:name="P17" style:family="paragraph" style:parent-style-name="Text_20_body">
      <style:text-properties officeooo:paragraph-rsid="00aa6410"/>
    </style:style>
    <style:style style:name="P18" style:family="paragraph" style:parent-style-name="Text_20_body">
      <style:text-properties officeooo:paragraph-rsid="00ab1361"/>
    </style:style>
    <style:style style:name="P19" style:family="paragraph" style:parent-style-name="Text_20_body">
      <style:text-properties officeooo:rsid="00ab3c47" officeooo:paragraph-rsid="00ab3c47"/>
    </style:style>
    <style:style style:name="P20" style:family="paragraph" style:parent-style-name="Preformatted_20_Text">
      <style:text-properties fo:color="#407927" fo:font-weight="bold" style:font-weight-asian="bold" style:font-weight-complex="bold"/>
    </style:style>
    <style:style style:name="P21" style:family="paragraph" style:parent-style-name="Preformatted_20_Text">
      <style:text-properties fo:color="#407927" fo:font-weight="bold" officeooo:paragraph-rsid="00a9a1f1" style:font-weight-asian="bold" style:font-weight-complex="bold"/>
    </style:style>
    <style:style style:name="P22" style:family="paragraph" style:parent-style-name="Preformatted_20_Text">
      <style:text-properties fo:font-weight="bold" style:font-weight-asian="bold" style:font-weight-complex="bold"/>
    </style:style>
    <style:style style:name="P23" style:family="paragraph" style:parent-style-name="Preformatted_20_Text">
      <style:text-properties fo:color="#ed1c24" fo:font-weight="bold" style:font-weight-asian="bold" style:font-weight-complex="bold"/>
    </style:style>
    <style:style style:name="P24" style:family="paragraph" style:parent-style-name="Preformatted_20_Text">
      <style:text-properties fo:color="#ed1c24" fo:font-weight="bold" officeooo:paragraph-rsid="00a9a1f1" style:font-weight-asian="bold" style:font-weight-complex="bold"/>
    </style:style>
    <style:style style:name="P25" style:family="paragraph" style:parent-style-name="Preformatted_20_Text">
      <style:text-properties fo:color="#0066b3" fo:font-weight="bold" style:font-weight-asian="bold" style:font-weight-complex="bold"/>
    </style:style>
    <style:style style:name="P26" style:family="paragraph" style:parent-style-name="Preformatted_20_Text">
      <style:text-properties officeooo:paragraph-rsid="00a9279c"/>
    </style:style>
    <style:style style:name="P27" style:family="paragraph" style:parent-style-name="Preformatted_20_Text">
      <style:text-properties officeooo:paragraph-rsid="00a9a1f1"/>
    </style:style>
    <style:style style:name="P28" style:family="paragraph" style:parent-style-name="Preformatted_20_Text">
      <style:text-properties fo:font-size="8pt" style:font-size-asian="8pt" style:font-size-complex="8pt"/>
    </style:style>
    <style:style style:name="P29" style:family="paragraph" style:parent-style-name="Preformatted_20_Text">
      <style:text-properties fo:font-size="8pt" officeooo:rsid="00abf33b" officeooo:paragraph-rsid="00abf33b" style:font-size-asian="8pt" style:font-size-complex="8pt"/>
    </style:style>
    <style:style style:name="P30" style:family="paragraph" style:parent-style-name="Preformatted_20_Text">
      <style:text-properties officeooo:rsid="00abf33b" officeooo:paragraph-rsid="00abf33b"/>
    </style:style>
    <style:style style:name="P31" style:family="paragraph" style:parent-style-name="Text_20_body" style:list-style-name="L1">
      <style:text-properties officeooo:paragraph-rsid="00a1af0d"/>
    </style:style>
    <style:style style:name="P32" style:family="paragraph" style:parent-style-name="Text_20_body" style:list-style-name="L2">
      <style:text-properties officeooo:rsid="00a9279c" officeooo:paragraph-rsid="00a9279c"/>
    </style:style>
    <style:style style:name="P33" style:family="paragraph" style:parent-style-name="Text_20_body" style:list-style-name="L3">
      <style:text-properties officeooo:rsid="00a9279c" officeooo:paragraph-rsid="00a9279c"/>
    </style:style>
    <style:style style:name="P34" style:family="paragraph" style:parent-style-name="Text_20_body" style:list-style-name="L3"/>
    <style:style style:name="P35" style:family="paragraph" style:parent-style-name="Text_20_body">
      <style:text-properties officeooo:rsid="00ac8779" officeooo:paragraph-rsid="00ac8779"/>
    </style:style>
    <style:style style:name="P36" style:family="paragraph" style:parent-style-name="Text_20_body" style:list-style-name="L2">
      <loext:graphic-properties draw:fill="none"/>
      <style:paragraph-properties fo:margin-top="0cm" fo:margin-bottom="0cm" loext:contextual-spacing="false" fo:background-color="transparent" style:writing-mode="page"/>
      <style:text-properties officeooo:rsid="00a9279c" officeooo:paragraph-rsid="00a9279c"/>
    </style:style>
    <style:style style:name="P37" style:family="paragraph" style:parent-style-name="Title" style:master-page-name="Standard">
      <style:paragraph-properties style:page-number="auto"/>
      <style:text-properties officeooo:rsid="00969c6a" officeooo:paragraph-rsid="00969c6a"/>
    </style:style>
    <style:style style:name="P38" style:family="paragraph" style:parent-style-name="Heading_20_1">
      <style:text-properties officeooo:rsid="00a1af0d" officeooo:paragraph-rsid="00a1af0d"/>
    </style:style>
    <style:style style:name="P39" style:family="paragraph" style:parent-style-name="Heading_20_1">
      <style:text-properties officeooo:rsid="00a9279c" officeooo:paragraph-rsid="00a9279c"/>
    </style:style>
    <style:style style:name="P40" style:family="paragraph" style:parent-style-name="Heading_20_1">
      <style:text-properties officeooo:rsid="00ab3c47" officeooo:paragraph-rsid="00ab3c47"/>
    </style:style>
    <style:style style:name="P41" style:family="paragraph" style:parent-style-name="Heading_20_3">
      <style:text-properties officeooo:rsid="00aa6410" officeooo:paragraph-rsid="00aa6410"/>
    </style:style>
    <style:style style:name="P42" style:family="paragraph" style:parent-style-name="Heading_20_3">
      <style:text-properties officeooo:rsid="00ab1361" officeooo:paragraph-rsid="00ab1361"/>
    </style:style>
    <style:style style:name="P43" style:family="paragraph" style:parent-style-name="Heading_20_2">
      <style:text-properties officeooo:rsid="00a9279c" officeooo:paragraph-rsid="00a9279c"/>
    </style:style>
    <style:style style:name="P44" style:family="paragraph" style:parent-style-name="Heading_20_2">
      <style:text-properties officeooo:rsid="00a9a1f1" officeooo:paragraph-rsid="00a9a1f1"/>
    </style:style>
    <style:style style:name="P45" style:family="paragraph" style:parent-style-name="Heading_20_2">
      <style:text-properties officeooo:rsid="00aa6410" officeooo:paragraph-rsid="00aa6410"/>
    </style:style>
    <style:style style:name="P46" style:family="paragraph" style:parent-style-name="Preformatted_20_Text">
      <style:text-properties fo:font-weight="bold" style:font-weight-asian="bold" style:font-weight-complex="bold"/>
    </style:style>
    <style:style style:name="T1" style:family="text">
      <style:text-properties fo:color="#000000" style:text-line-through-style="none" style:text-line-through-type="none"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2" style:family="text">
      <style:text-properties fo:color="#000000" style:text-line-through-style="none" style:text-line-through-type="none"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3" style:family="text">
      <style:text-properties fo:color="#000000" style:text-line-through-style="none" style:text-line-through-type="none" style:font-name="Nimbus Sans" fo:font-size="10pt" fo:language="ca" fo:country="ES"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4" style:family="text">
      <style:text-properties fo:color="#000000" style:text-line-through-style="none" style:text-line-through-type="none" style:font-name="Nimbus Sans" fo:font-size="10pt" fo:language="ca" fo:country="ES" fo:font-style="normal" style:text-underline-style="none" fo:font-weight="bold" officeooo:rsid="00a1af0d" style:font-name-asian="Times New Roman" style:font-size-asian="10pt" style:font-style-asian="normal" style:font-weight-asian="bold" style:font-name-complex="Times New Roman" style:font-size-complex="10pt" style:font-style-complex="normal" style:font-weight-complex="bold"/>
    </style:style>
    <style:style style:name="T5" style:family="text">
      <style:text-properties fo:color="#000000" style:text-line-through-style="none" style:text-line-through-type="none" style:font-name="Nimbus Sans" fo:font-size="10pt" fo:language="ca" fo:country="ES"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6" style:family="text">
      <style:text-properties fo:color="#000000" style:text-line-through-style="none" style:text-line-through-type="none" style:font-name="Nimbus Sans" fo:font-size="10pt" fo:language="ca" fo:country="ES" fo:font-style="normal" style:text-underline-style="none" fo:font-weight="normal" officeooo:rsid="00a1af0d" style:font-name-asian="Times New Roman" style:font-size-asian="10pt" style:font-style-asian="normal" style:font-weight-asian="normal" style:font-name-complex="Times New Roman" style:font-size-complex="10pt" style:font-style-complex="normal" style:font-weight-complex="normal"/>
    </style:style>
    <style:style style:name="T7" style:family="text">
      <style:text-properties fo:color="#000000" style:text-line-through-style="none" style:text-line-through-type="none" style:font-name="Nimbus Sans" fo:font-size="10pt" fo:language="ca" fo:country="ES" fo:font-style="normal" style:text-underline-style="none" fo:font-weight="normal" officeooo:rsid="005b7084" style:font-name-asian="Times New Roman" style:font-size-asian="10pt" style:font-style-asian="normal" style:font-weight-asian="normal" style:font-name-complex="Times New Roman" style:font-size-complex="10pt" style:font-style-complex="normal" style:font-weight-complex="normal"/>
    </style:style>
    <style:style style:name="T8" style:family="text">
      <style:text-properties fo:color="#000000" style:text-line-through-style="none" style:text-line-through-type="none" style:font-name="Nimbus Sans" fo:font-size="10pt" fo:language="ca" fo:country="ES" fo:font-style="normal" style:text-underline-style="none" fo:font-weight="normal" officeooo:rsid="005fbf82" style:font-name-asian="Times New Roman" style:font-size-asian="10pt" style:font-style-asian="normal" style:font-weight-asian="normal" style:font-name-complex="Times New Roman" style:font-size-complex="10pt" style:font-style-complex="normal" style:font-weight-complex="normal"/>
    </style:style>
    <style:style style:name="T9" style:family="text">
      <style:text-properties officeooo:rsid="0075546b"/>
    </style:style>
    <style:style style:name="T10" style:family="text">
      <style:text-properties officeooo:rsid="00a1af0d"/>
    </style:style>
    <style:style style:name="T11" style:family="text">
      <style:text-properties fo:color="#407927"/>
    </style:style>
    <style:style style:name="T12" style:family="text">
      <style:text-properties fo:color="#407927" fo:font-weight="bold" style:font-weight-asian="bold" style:font-weight-complex="bold"/>
    </style:style>
    <style:style style:name="T13" style:family="text">
      <style:text-properties fo:color="#407927" style:text-underline-style="solid" style:text-underline-width="auto" style:text-underline-color="font-color"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color="#ed1c24"/>
    </style:style>
    <style:style style:name="T16" style:family="text">
      <style:text-properties fo:color="#ed1c24" fo:font-weight="bold" style:font-weight-asian="bold" style:font-weight-complex="bold"/>
    </style:style>
    <style:style style:name="T17" style:family="text">
      <style:text-properties fo:color="#ed1c24" style:text-underline-style="solid" style:text-underline-width="auto" style:text-underline-color="font-color" fo:font-weight="bold" style:font-weight-asian="bold" style:font-weight-complex="bold"/>
    </style:style>
    <style:style style:name="T18" style:family="text">
      <style:text-properties officeooo:rsid="00a654c0"/>
    </style:style>
    <style:style style:name="T19" style:family="text">
      <style:text-properties fo:color="#0066b3"/>
    </style:style>
    <style:style style:name="T20" style:family="text">
      <style:text-properties style:use-window-font-color="true"/>
    </style:style>
    <style:style style:name="T21" style:family="text">
      <style:text-properties style:use-window-font-color="true" fo:font-weight="bold" style:font-weight-asian="bold" style:font-weight-complex="bold"/>
    </style:style>
    <style:style style:name="T22" style:family="text">
      <style:text-properties officeooo:rsid="00a9279c"/>
    </style:style>
    <style:style style:name="T23" style:family="text">
      <style:text-properties fo:font-style="italic" style:font-style-asian="italic" style:font-style-complex="italic"/>
    </style:style>
    <style:style style:name="T24" style:family="text">
      <style:text-properties fo:font-style="italic" officeooo:rsid="00aa6410" style:font-style-asian="italic" style:font-style-complex="italic"/>
    </style:style>
    <style:style style:name="T25" style:family="text">
      <style:text-properties officeooo:rsid="00a9a1f1"/>
    </style:style>
    <style:style style:name="T26" style:family="text">
      <style:text-properties officeooo:rsid="00aa6410"/>
    </style:style>
    <style:style style:name="T27" style:family="text">
      <style:text-properties officeooo:rsid="00ab136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194cm" fo:min-width="0.829cm" style:run-through="foreground" style:wrap="run-through" style:number-wrapped-paragraphs="no-limit" style:vertical-pos="middle" style:vertical-rel="text"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Pràctica 1<text:span text:style-name="T10">5</text:span>. <text:span text:style-name="T10">Subconsultes. Teoria</text:span></text:p>
      <text:h text:style-name="P38" text:outline-level="1">Crear còpies de taules</text:h>
      <text:p text:style-name="P11">Un primer ús de les subconsultes el podem veure per fer una còpia d’una taula:</text:p>
      <text:p text:style-name="Preformatted_20_Text">CREATE TABLE OLD_CLIENTES AS SELECT * FROM CLIENTES</text:p>
      <text:p text:style-name="P10"/>
      <text:p text:style-name="P11">Fes-ho per a totes les taules de la BD <text:span text:style-name="Source_20_Text">training</text:span>.</text:p>
      <text:h text:style-name="P38" text:outline-level="1">Com respondries a...</text:h>
      <text:list xml:id="list3837890082" text:style-name="L1">
        <text:list-item>
          <text:p text:style-name="P31">Quins productes són més barats que el 'xk48' de 'qsa'?</text:p>
        </text:list-item>
      </text:list>
      <text:p text:style-name="P12"/>
      <text:p text:style-name="P12"/>
      <text:list xml:id="list93051867737351" text:continue-numbering="true" text:style-name="L1">
        <text:list-item>
          <text:p text:style-name="P31">Quins són els productes més car i el més barat?</text:p>
        </text:list-item>
      </text:list>
      <text:p text:style-name="P12"/>
      <text:p text:style-name="P12"/>
      <text:list xml:id="list93051435625283" text:continue-numbering="true" text:style-name="L1">
        <text:list-item>
          <text:p text:style-name="P31">Quins clients han comprat el producte més car?</text:p>
        </text:list-item>
      </text:list>
      <text:p text:style-name="P12"/>
      <text:p text:style-name="P12"/>
      <text:p text:style-name="P12"/>
      <text:p text:style-name="P11">Podem veure aquí les respostes:</text:p>
      <text:p text:style-name="P11">1:</text:p>
      <text:p text:style-name="Preformatted_20_Text">SELECT * FROM</text:p>
      <text:p text:style-name="Preformatted_20_Text">prodcutos</text:p>
      <text:p text:style-name="Preformatted_20_Text">WHERE precio &lt; (SELECT precio FROM productos WHERE id_fab='qsa' AND id_producto='xk48')</text:p>
      <text:p text:style-name="P12"><text:s/></text:p>
      <text:p text:style-name="P11">2:</text:p>
      <text:p text:style-name="Preformatted_20_Text"><text:soft-page-break/>SELECT * FROM productos WHERE precio = (SELECT MAX(precio) FROM PRODUCTOS) OR precio = (SELECT MIN(precio) FROM PRODUCTOS)</text:p>
      <text:p text:style-name="Text_20_body"/>
      <text:p text:style-name="P11">3:</text:p>
      <text:p text:style-name="P13">Quin és el producte més car?</text:p>
      <text:p text:style-name="P20">select id_fab, id_producto </text:p>
      <text:p text:style-name="P20">from productos </text:p>
      <text:p text:style-name="P20">where precio = (<text:span text:style-name="T20">select max(precio) </text:span></text:p>
      <text:p text:style-name="P20"><text:span text:style-name="T20"><text:s text:c="16"/>from productos</text:span>);</text:p>
      <text:p text:style-name="Preformatted_20_Text"/>
      <text:p text:style-name="Preformatted_20_Text"><text:s/>id_fab | id_producto </text:p>
      <text:p text:style-name="Preformatted_20_Text">--------+-------------</text:p>
      <text:p text:style-name="Preformatted_20_Text"><text:s/>rei <text:s text:c="3"/>| 2a44l</text:p>
      <text:p text:style-name="Preformatted_20_Text"><text:s/>rei <text:s text:c="3"/>| 2a44r</text:p>
      <text:p text:style-name="Preformatted_20_Text">(2 rows)</text:p>
      <text:p text:style-name="P13">Quines són les comandes del producte més car? <text:span text:style-name="T18">Llistem no les comandes sinó el codi de client:</text:span></text:p>
      <text:p text:style-name="P23">select <text:span text:style-name="T18">clie</text:span> </text:p>
      <text:p text:style-name="P23">from pedidos </text:p>
      <text:p text:style-name="Preformatted_20_Text"><text:span text:style-name="T16">where (fab, producto) IN (</text:span><text:span text:style-name="T12">select id_fab, id_producto </text:span></text:p>
      <text:p text:style-name="P20"><text:s text:c="26"/>from productos </text:p>
      <text:p text:style-name="Preformatted_20_Text"><text:span text:style-name="T12"><text:s text:c="26"/>where precio = (</text:span><text:span text:style-name="T21">select max(precio) from productos</text:span><text:span text:style-name="T12">)</text:span><text:span text:style-name="T16">);</text:span></text:p>
      <text:p text:style-name="P14">Finalment:</text:p>
      <text:p text:style-name="P14">Quins són els clients que han fet aquestes comandes?</text:p>
      <text:p text:style-name="P25">select clientes.* from clientes </text:p>
      <text:p text:style-name="P22"><text:span text:style-name="T19">where num_clie IN (</text:span><text:span text:style-name="T15">select clie </text:span></text:p>
      <text:p text:style-name="P23"><text:s text:c="18"/>from pedidos </text:p>
      <text:p text:style-name="P22"><text:span text:style-name="T15"><text:s text:c="18"/>where (fab, producto) IN (</text:span><text:span text:style-name="T11">select id_fab, id_producto </text:span></text:p>
      <text:p text:style-name="P20"><text:s text:c="44"/>from productos </text:p>
      <text:p text:style-name="P22"><text:span text:style-name="T11"><text:s text:c="44"/>where precio = (</text:span>select max(precio) </text:p>
      <text:p text:style-name="P22"><text:s text:c="60"/>from productos<text:span text:style-name="T11">)</text:span><text:span text:style-name="T15">)</text:span><text:span text:style-name="T19">);</text:span></text:p>
      <text:p text:style-name="P35">Les indentacions no són necessàries, és clar: són només per ajudar-te a veure com estan niuades les subconsultes.</text:p>
      <text:h text:style-name="P39" text:outline-level="1"><text:soft-page-break/>Forma general de la subconsulta (<text:span text:style-name="T23">subquery</text:span>)</text:h>
      <text:p text:style-name="P26">SELECT camps_o_expresions_separats_per_comes</text:p>
      <text:p text:style-name="Preformatted_20_Text">FROM tabla</text:p>
      <text:p text:style-name="Preformatted_20_Text">WHERE camp operador</text:p>
      <text:p text:style-name="Preformatted_20_Text">(SELECT select_list</text:p>
      <text:p text:style-name="Preformatted_20_Text">FROM taula);</text:p>
      <text:h text:style-name="Heading_20_2" text:outline-level="2">Normes pe<text:span text:style-name="T22">r </text:span>l<text:span text:style-name="T22">e</text:span>s <text:span text:style-name="T23">subqueries</text:span>:</text:h>
      <text:p text:style-name="Text_20_body"><text:s text:c="4"/>• La subconsulta s'executa un cop i abans de la consulta principal.</text:p>
      <text:p text:style-name="Text_20_body"><text:s text:c="4"/>• El resultat de la subconsulta és utilitzat per la consulta principal.</text:p>
      <text:p text:style-name="Text_20_body"><text:s text:c="4"/>• La subconsulta sempre ha d'anar entre parèntesis</text:p>
      <text:p text:style-name="Text_20_body"><text:s text:c="4"/>• La subconsulta sempre va a la dreta de l'operador</text:p>
      <text:p text:style-name="Text_20_body"><text:s text:c="4"/>• Cal utilitzar els operadors MONOREGISTRE quan la subconsulta torna només un valor</text:p>
      <text:p text:style-name="Text_20_body"><text:s text:c="4"/>• Cal utilitzar els <text:span text:style-name="T22">operadors</text:span> MULTIREGISTRE quan la subconsulta torna més d'un registre o valor</text:p>
      <text:p text:style-name="Text_20_body"/>
      <text:h text:style-name="P43" text:outline-level="2">Subconsultes monoregistre</text:h>
      <text:list xml:id="list1217618194" text:style-name="L2">
        <text:list-item>
          <text:p text:style-name="P32">Tornen un<text:span text:style-name="T25">a</text:span> únic<text:span text:style-name="T25">a</text:span> <text:span text:style-name="T25">fila</text:span>.</text:p>
        </text:list-item>
        <text:list-item>
          <text:p text:style-name="P32">Operadors: relacionals, és a dir:</text:p>
          <text:list>
            <text:list-item>
              <text:p text:style-name="P36"><text:span text:style-name="Source_20_Text">=</text:span></text:p>
            </text:list-item>
            <text:list-item>
              <text:p text:style-name="P36"><text:span text:style-name="Source_20_Text">&gt;</text:span></text:p>
            </text:list-item>
            <text:list-item>
              <text:p text:style-name="P36"><text:span text:style-name="Source_20_Text">&gt;=</text:span></text:p>
            </text:list-item>
            <text:list-item>
              <text:p text:style-name="P36"><text:span text:style-name="Source_20_Text">&lt;</text:span></text:p>
            </text:list-item>
            <text:list-item>
              <text:p text:style-name="P36"><text:span text:style-name="Source_20_Text">&lt;=</text:span></text:p>
            </text:list-item>
            <text:list-item>
              <text:p text:style-name="P36"><text:span text:style-name="Source_20_Text">&lt;&gt;</text:span> o <text:span text:style-name="Source_20_Text">!=</text:span></text:p>
            </text:list-item>
          </text:list>
        </text:list-item>
      </text:list>
      <text:h text:style-name="Heading_20_2" text:outline-level="2">Subconsultes <text:span text:style-name="T22">multiregistre</text:span></text:h>
      <text:list xml:id="list2095509154" text:style-name="L3">
        <text:list-item>
          <text:p text:style-name="P34">Tornen més d'un registre <text:span text:style-name="T25">(fila)</text:span>.</text:p>
        </text:list-item>
        <text:list-item>
          <text:p text:style-name="P33">Operadors:</text:p>
          <text:list>
            <text:list-item>
              <text:p text:style-name="P33"><text:span text:style-name="Source_20_Text">IN</text:span></text:p>
            </text:list-item>
            <text:list-item>
              <text:p text:style-name="P33"><text:soft-page-break/><text:span text:style-name="Source_20_Text">operador_relacional + ANY</text:span></text:p>
            </text:list-item>
            <text:list-item>
              <text:p text:style-name="P33"><text:span text:style-name="Source_20_Text">operador_relacional + <text:s/>ALL</text:span></text:p>
            </text:list-item>
            <text:list-item>
              <text:p text:style-name="P33"><text:span text:style-name="Source_20_Text">EXISTS</text:span></text:p>
            </text:list-item>
          </text:list>
        </text:list-item>
      </text:list>
      <text:h text:style-name="P44" text:outline-level="2">Multicolumna</text:h>
      <text:p text:style-name="P16">Poden ser tant per al monoregistre com pel multiregistre. En aquest cas, la condició del WHERE afecta a més d’una columna, i per tant han de correspondre amb el resultat de la subconsulta. </text:p>
      <text:p text:style-name="P16">Per exemple: Les comandes corresponents als dos productes més cars:</text:p>
      <text:p text:style-name="P24">select * </text:p>
      <text:p text:style-name="P24">from pedidos </text:p>
      <text:p text:style-name="P27"><text:span text:style-name="T16">where </text:span><text:span text:style-name="T17">(fab, producto)</text:span><text:span text:style-name="T16"> IN (</text:span><text:span text:style-name="T12">select </text:span><text:span text:style-name="T13">id_fab, id_producto</text:span><text:span text:style-name="T12"> </text:span></text:p>
      <text:p text:style-name="P21"><text:s text:c="26"/>from productos </text:p>
      <text:p text:style-name="P27"><text:span text:style-name="T12"><text:s text:c="26"/>where precio = (</text:span><text:span text:style-name="T21">select max(precio) from productos</text:span><text:span text:style-name="T12">)</text:span><text:span text:style-name="T16">);</text:span></text:p>
      <text:p text:style-name="P16">Necessitem la multicolumna perquè per seleccionar registres de la taula <text:span text:style-name="Source_20_Text">productos</text:span> necessitem fer referència tant a <text:span text:style-name="Source_20_Text">id_fab</text:span> com a <text:span text:style-name="Source_20_Text">id_producto</text:span> (els dos són camps clau). <text:span text:style-name="T26">Fixa’t que estan subratllats els dos camps del </text:span><text:span text:style-name="T24">where</text:span><text:span text:style-name="T26"> amb els dos del </text:span><text:span text:style-name="T24">select</text:span><text:span text:style-name="T26"> de la subconsulta que l’afecta. </text:span></text:p>
      <text:h text:style-name="P39" text:outline-level="1">Exemples</text:h>
      <text:h text:style-name="P43" text:outline-level="2">Monoregistre</text:h>
      <text:p text:style-name="P15">Llista tots els venedors tals que les seves vendes siguin superiors a les vendes de Sam Clark:</text:p>
      <text:p text:style-name="Preformatted_20_Text">SELECT nombre</text:p>
      <text:p text:style-name="Preformatted_20_Text">FROM repventes</text:p>
      <text:p text:style-name="Preformatted_20_Text">WHERE ventas &gt; (SELECT ventas</text:p>
      <text:p text:style-name="Preformatted_20_Text"><text:s text:c="16"/>FROM repventas</text:p>
      <text:p text:style-name="Preformatted_20_Text"><text:s text:c="16"/>WHERE nombre = 'Sam Clark');</text:p>
      <text:p text:style-name="P15"/>
      <text:p text:style-name="P15">Llista els venedors tals que la seva oficina sigui Chicago</text:p>
      <text:p text:style-name="P15">Amb JOIN:</text:p>
      <text:p text:style-name="Preformatted_20_Text"><text:s text:c="8"/>SELECT nombre</text:p>
      <text:p text:style-name="Preformatted_20_Text"><text:soft-page-break/><text:s text:c="8"/>FROM repventas</text:p>
      <text:p text:style-name="Preformatted_20_Text"><text:s text:c="8"/>JOIN oficinas ON oficina_rep = oficina</text:p>
      <text:p text:style-name="Preformatted_20_Text"><text:s text:c="8"/>WHERE ciudad = 'Chicago';</text:p>
      <text:p text:style-name="P15"/>
      <text:p text:style-name="P15"><text:s text:c="4"/>Amb subconsulta:</text:p>
      <text:p text:style-name="Preformatted_20_Text"><text:s text:c="8"/>SELECT nombre</text:p>
      <text:p text:style-name="Preformatted_20_Text"><text:s text:c="8"/>FROM repventas</text:p>
      <text:p text:style-name="Preformatted_20_Text"><text:s text:c="8"/>WHERE oficina_rep = (SELECT oficina </text:p>
      <text:p text:style-name="Preformatted_20_Text"><text:s text:c="31"/>FROM oficinas </text:p>
      <text:p text:style-name="Preformatted_20_Text"><text:s text:c="31"/>WHERE ciudad = 'Chicago');</text:p>
      <text:p text:style-name="P15"><text:s text:c="31"/></text:p>
      <text:p text:style-name="P15">Llista tots els venedors tals que les seves vendes siguin superiors a les vendes de Sam Clark:</text:p>
      <text:p text:style-name="Preformatted_20_Text"><text:s text:c="8"/>SELECT nombre</text:p>
      <text:p text:style-name="Preformatted_20_Text"><text:s text:c="8"/>FROM repventes</text:p>
      <text:p text:style-name="Preformatted_20_Text"><text:s text:c="8"/>WHERE ventas &gt; (SELECT ventas</text:p>
      <text:p text:style-name="Preformatted_20_Text"><text:s text:c="24"/>FROM repventas</text:p>
      <text:p text:style-name="Preformatted_20_Text"><text:s text:c="24"/>WHERE nombre = 'Sam Clark');</text:p>
      <text:p text:style-name="P15"><text:s text:c="24"/></text:p>
      <text:p text:style-name="P15">Llista els clients que les seves compres hagin superat el seu límit de crèdit:</text:p>
      <text:p text:style-name="Preformatted_20_Text"><text:s text:c="8"/>SELECT empresa</text:p>
      <text:p text:style-name="Preformatted_20_Text"><text:s text:c="8"/>FROM clientes</text:p>
      <text:p text:style-name="Preformatted_20_Text"><text:s text:c="8"/>WHERE limite_credito &lt; (SELECT SUM(importe)</text:p>
      <text:p text:style-name="Preformatted_20_Text"><text:s text:c="31"/>FROM pedidos</text:p>
      <text:p text:style-name="Preformatted_20_Text"><text:s text:c="31"/>WHERE clie = num_clie);</text:p>
      <text:h text:style-name="P45" text:outline-level="2">Multiregistre</text:h>
      <text:h text:style-name="P41" text:outline-level="3">IN</text:h>
      <text:p text:style-name="P17">Alguna fila de la subconsulta coincideix amb el camp avaluat. <text:span text:style-name="T26">P.ex.:</text:span></text:p>
      <text:p text:style-name="P17">Mostra els clients que el seu representant de vendes ha fet una comanda superior a 10000.</text:p>
      <text:p text:style-name="Preformatted_20_Text"><text:s text:c="8"/>SELECT empresa</text:p>
      <text:p text:style-name="Preformatted_20_Text"><text:soft-page-break/><text:s text:c="8"/>FROM clientes</text:p>
      <text:p text:style-name="Preformatted_20_Text"><text:s text:c="8"/>WHERE rep_clie IN (SELECT DISTINCT rep, clie</text:p>
      <text:p text:style-name="Preformatted_20_Text"><text:s text:c="27"/>FROM pedidos</text:p>
      <text:p text:style-name="Preformatted_20_Text"><text:s text:c="27"/>WHERE importe &gt; 10000);</text:p>
      <text:h text:style-name="Heading_20_3" text:outline-level="3">op<text:span text:style-name="T26">erador_relacional +</text:span> ANY</text:h>
      <text:p text:style-name="P17">Alguna fila de la subconsulta compleix la condició. <text:span text:style-name="T26">P.ex.:</text:span></text:p>
      <text:p text:style-name="P17">Mostra els clients que el seu límit de crèdit és superior al 30% de la quota d'algun representant de vendes.</text:p>
      <text:p text:style-name="Preformatted_20_Text">SELECT empresa</text:p>
      <text:p text:style-name="Preformatted_20_Text"><text:s text:c="8"/>FROM clientes</text:p>
      <text:p text:style-name="Preformatted_20_Text"><text:s text:c="8"/>WHERE limite_credito &gt; ANY (SELECT 0.3 * cuota</text:p>
      <text:p text:style-name="Preformatted_20_Text"><text:s text:c="36"/>FROM repventas);</text:p>
      <text:h text:style-name="P41" text:outline-level="3">operador_relacional + ALL</text:h>
      <text:p text:style-name="Text_20_body">Totes les files de la subconsulta compleixen la condició. <text:span text:style-name="T26">P.ex.:</text:span></text:p>
      <text:p text:style-name="Text_20_body"><text:s/>Mostra els clients que el seu límit de crèdit és superior al 10% de les vendes de tots els representant de vendes.</text:p>
      <text:p text:style-name="Preformatted_20_Text"><text:s text:c="8"/>SELECT empresa</text:p>
      <text:p text:style-name="Preformatted_20_Text"><text:s text:c="8"/>FROM clientes</text:p>
      <text:p text:style-name="Preformatted_20_Text"><text:s text:c="8"/>WHERE limite_credito &gt; ALL (SELECT 0.1 * ventas</text:p>
      <text:p text:style-name="Preformatted_20_Text"><text:s text:c="36"/>FROM repventas);</text:p>
      <text:p text:style-name="Text_20_body"/>
      <text:h text:style-name="P42" text:outline-level="3">EXISTS</text:h>
      <text:p text:style-name="P18">La subconsulta retorna algun resultat. <text:span text:style-name="T27">P.ex.:</text:span></text:p>
      <text:p text:style-name="P18">Clients que han fet una comanda l'any 89.</text:p>
      <text:p text:style-name="Preformatted_20_Text"><text:s text:c="8"/>SELECT empresa</text:p>
      <text:p text:style-name="Preformatted_20_Text"><text:s text:c="8"/>FROM clientes</text:p>
      <text:p text:style-name="Preformatted_20_Text"><text:s text:c="8"/>WHERE EXISTS (SELECT *</text:p>
      <text:p text:style-name="Preformatted_20_Text"><text:s text:c="22"/>FROM pedidos</text:p>
      <text:p text:style-name="Preformatted_20_Text"><text:s text:c="22"/>WHERE <text:span text:style-name="T14">num_clie</text:span> = <text:span text:style-name="T14">clie</text:span></text:p>
      <text:p text:style-name="Preformatted_20_Text"><text:s text:c="22"/>AND fecha_pedido </text:p>
      <text:p text:style-name="Preformatted_20_Text"><text:soft-page-break/><text:tab/><text:tab/>BETWEEN '01-01-1989' AND '12-31-1989');</text:p>
      <text:p text:style-name="P18">Aquesta es comporta de manera semblant a un INNER JOIN. Fixa’t que cal relacionar un camp de la consulta externa amb la interna (marcat aquí en negreta). El que fa és retornar la fila de la consulta externa només si la consulta interna retorna algun resultat <text:span text:style-name="T27">per a aquella fila</text:span>. De fet, per això es pot fer <text:span text:style-name="T27">d’aquesta manera més òptima en temps d’execució</text:span>, perquè només ens interessa si la consulta retorna quelcom:</text:p>
      <text:p text:style-name="Preformatted_20_Text">SELECT empresa</text:p>
      <text:p text:style-name="Preformatted_20_Text"><text:s text:c="8"/>FROM clientes</text:p>
      <text:p text:style-name="Preformatted_20_Text"><text:s text:c="8"/>WHERE EXISTS (SELECT 1</text:p>
      <text:p text:style-name="Preformatted_20_Text"><text:s text:c="22"/>FROM pedidos</text:p>
      <text:p text:style-name="Preformatted_20_Text"><text:s text:c="22"/>WHERE <text:span text:style-name="T14">num_clie</text:span> = <text:span text:style-name="T14">clie</text:span></text:p>
      <text:p text:style-name="Preformatted_20_Text"><text:s text:c="22"/>AND fecha_pedido </text:p>
      <text:p text:style-name="Preformatted_20_Text"><text:tab/><text:tab/>BETWEEN '01-01-1989' AND '12-31-1989');</text:p>
      <text:h text:style-name="P40" text:outline-level="1">Equivalències</text:h>
      <text:h text:style-name="Heading_20_2" text:outline-level="2">SELECTS multitaula <draw:custom-shape text:anchor-type="as-char" draw:z-index="8" draw:name="Forma1" draw:style-name="gr1" svg:width="1.034cm" svg:height="0.38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SELECT + SUBSELECTS</text:h>
      <text:p text:style-name="P28">SELECT taula1.camp1, taula2.camp2 FROM taula1 <text:span text:style-name="T14">LEFT</text:span> JOIN taula2 ON taula1.fk = taula2.pk;</text:p>
      <text:p text:style-name="P29">--equivalent a:</text:p>
      <text:p text:style-name="P28">SELECT taula1.camp1, (SELECT taula2.camp2 FROM taula2 WHERE taula1.fk = taula2.pk) FROM taula1;</text:p>
      <text:p text:style-name="P19">Per exemple:</text:p>
      <text:p text:style-name="Preformatted_20_Text">select nombre, ciudad from repventas left join oficinas on oficina_rep=oficina;</text:p>
      <text:p text:style-name="P30">--equivalent a:</text:p>
      <text:p text:style-name="Preformatted_20_Text">select nombre, (select ciudad from oficinas where oficina_rep=oficina) from repventas;</text:p>
      <text:h text:style-name="Heading_20_2" text:outline-level="2">Equivalències d’operadors</text:h>
      <text:h text:style-name="Heading_20_3" text:outline-level="3">IN ↔ ANY</text:h>
      <text:p text:style-name="Preformatted_20_Text">SELECT ... WHERE camp IN (SELECT ...)</text:p>
      <text:p text:style-name="Preformatted_20_Text">SELECT ... WHERE camp = ANY (SELECT ...)</text:p>
      <text:h text:style-name="Heading_20_3" text:outline-level="3">ANY ↔ ALL</text:h>
      <text:p text:style-name="Preformatted_20_Text">SELECT ... WHERE camp &gt; ANY (SELECT ...)</text:p>
      <text:p text:style-name="Preformatted_20_Text"><text:soft-page-break/>SELECT ... WHERE NOT camp &lt;= ALL(SELECT ...)</text:p>
      <text:h text:style-name="Heading_20_3" text:outline-level="3">ANY ↔ EXISTS</text:h>
      <text:p text:style-name="Preformatted_20_Text">SELECT ... WHERE camp1 &gt; ANY(SELECT camp2 FROM ... WHERE ...)</text:p>
      <text:p text:style-name="Preformatted_20_Text">SELECT ... WHERE EXISTS(SELECT * FROM WHERE ( ... ) AND camp1 &gt; cam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start" style:justify-single-word="false" style:page-number="auto" style:writing-mode="pag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master-page-name="">
      <loext:graphic-properties draw:fill="solid" draw:fill-color="#fff9ae"/>
      <style:paragraph-properties fo:margin-top="0.101cm" fo:margin-bottom="0.101cm" loext:contextual-spacing="false" style:page-number="auto" fo:background-color="#fff9ae" fo:padding="0.101cm" fo:border="0.06pt solid #9a6704" style:shadow="none" style:writing-mode="page"/>
      <style:text-properties fo:color="#000000" style:font-name="Liberation Mono" fo:font-family="'Liberation Mono'" style:font-family-generic="modern" style:font-pitch="fixed" fo:font-size="10pt" fo:language="zxx" fo:country="none"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1pt" fo:language="zxx" fo:country="none" fo:background-color="#fffbcc"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table:align="margins"/>
    </style:style>
    <style:style style:name="Taula1.A" style:family="table-column">
      <style:table-column-properties style:column-width="4.251cm" style:rel-column-width="16384*"/>
    </style:style>
    <style:style style:name="Taula1.B" style:family="table-column">
      <style:table-column-properties style:column-width="4.249cm" style:rel-column-width="16383*"/>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style:vertical-align="middle" fo:padding="0.097cm" fo:border-left="0.05pt solid #000000" fo:border-right="none" fo:border-top="0.05pt solid #000000" fo:border-bottom="0.05pt solid #000000"/>
    </style:style>
    <style:style style:name="Taula1.D1" style:family="table-cell">
      <style:table-cell-properties style:vertical-align="middle" fo:padding="0.097cm" fo:border="0.05pt solid #000000"/>
    </style:style>
    <style:style style:name="Taula1.B2" style:family="table-cell">
      <style:table-cell-properties style:vertical-align="middle" fo:padding="0.097cm" fo:border-left="0.05pt solid #000000" fo:border-right="none" fo:border-top="none" fo:border-bottom="0.05pt solid #000000"/>
    </style:style>
    <style:style style:name="Taula1.D2" style:family="table-cell">
      <style:table-cell-properties style:vertical-align="middle" fo:padding="0.097cm" fo:border-left="0.05pt solid #000000" fo:border-right="0.05pt solid #000000" fo:border-top="none" fo:border-bottom="0.05pt solid #000000"/>
    </style:style>
    <style:style style:name="MP1" style:family="paragraph" style:parent-style-name="Header">
      <style:text-properties officeooo:paragraph-rsid="005fbf82"/>
    </style:style>
    <style:style style:name="MP2" style:family="paragraph" style:parent-style-name="Table_20_Contents">
      <style:text-properties officeooo:paragraph-rsid="005fbf82"/>
    </style:style>
    <style:style style:name="MP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style:font-name="Nimbus Sans" fo:language="ca" fo:country="ES" officeooo:paragraph-rsid="005fbf82"/>
    </style:style>
    <style:style style:name="MP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officeooo:paragraph-rsid="005fbf82"/>
    </style:style>
    <style:style style:name="MP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Nimbus Sans" fo:font-size="10pt" fo:language="ca" fo:country="ES" fo:font-style="normal" style:text-underline-style="none" fo:font-weight="normal" officeooo:rsid="005fbf82" officeooo:paragraph-rsid="009b4f7e" style:font-name-asian="Times New Roman" style:font-size-asian="10pt" style:font-style-asian="normal" style:font-weight-asian="normal" style:font-name-complex="Times New Roman" style:font-size-complex="10pt" style:font-style-complex="normal" style:font-weight-complex="normal"/>
    </style:style>
    <style:style style:name="MP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Nimbus Sans" fo:font-size="10pt" fo:language="ca" fo:country="ES" fo:font-style="normal" style:text-underline-style="none" fo:font-weight="normal" officeooo:rsid="009b4f7e" officeooo:paragraph-rsid="009b4f7e" style:font-name-asian="Times New Roman" style:font-size-asian="10pt" style:font-style-asian="normal" style:font-weight-asian="normal" style:font-name-complex="Times New Roman" style:font-size-complex="10pt" style:font-style-complex="normal" style:font-weight-complex="normal"/>
    </style:style>
    <style:style style:name="MP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Nimbus Sans" fo:font-size="10pt" fo:language="ca" fo:country="ES" fo:font-style="normal" style:text-underline-style="none" fo:font-weight="normal" officeooo:rsid="006ef78c" officeooo:paragraph-rsid="009b4f7e" style:font-name-asian="Times New Roman" style:font-size-asian="10pt" style:font-style-asian="normal" style:font-weight-asian="normal" style:font-name-complex="Times New Roman" style:font-size-complex="10pt" style:font-style-complex="normal" style:font-weight-complex="normal"/>
    </style:style>
    <style:style style:name="MP8" style:family="paragraph" style:parent-style-name="Standard">
      <style:text-properties officeooo:paragraph-rsid="005fbf82"/>
    </style:style>
    <style:style style:name="MP9" style:family="paragraph" style:parent-style-name="Footer">
      <style:paragraph-properties fo:text-align="end" style:justify-single-word="false"/>
      <style:text-properties style:font-name="Nimbus Sans" officeooo:paragraph-rsid="0061b314"/>
    </style:style>
    <style:style style:name="MT1" style:family="text">
      <style:text-properties fo:color="#000000" style:text-line-through-style="none" style:text-line-through-type="none"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MT2" style:family="text">
      <style:text-properties fo:color="#000000" style:text-line-through-style="none" style:text-line-through-type="none"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T3" style:family="text">
      <style:text-properties fo:color="#000000" style:text-line-through-style="none" style:text-line-through-type="none" style:font-name="Nimbus Sans" fo:font-size="10pt" fo:language="ca" fo:country="ES"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MT4" style:family="text">
      <style:text-properties fo:color="#000000" style:text-line-through-style="none" style:text-line-through-type="none" style:font-name="Nimbus Sans" fo:font-size="10pt" fo:language="ca" fo:country="ES" fo:font-style="normal" style:text-underline-style="none" fo:font-weight="bold" officeooo:rsid="00a1af0d" style:font-name-asian="Times New Roman" style:font-size-asian="10pt" style:font-style-asian="normal" style:font-weight-asian="bold" style:font-name-complex="Times New Roman" style:font-size-complex="10pt" style:font-style-complex="normal" style:font-weight-complex="bold"/>
    </style:style>
    <style:style style:name="MT5" style:family="text">
      <style:text-properties fo:color="#000000" style:text-line-through-style="none" style:text-line-through-type="none" style:font-name="Nimbus Sans" fo:font-size="10pt" fo:language="ca" fo:country="ES"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T6" style:family="text">
      <style:text-properties fo:color="#000000" style:text-line-through-style="none" style:text-line-through-type="none" style:font-name="Nimbus Sans" fo:font-size="10pt" fo:language="ca" fo:country="ES" fo:font-style="normal" style:text-underline-style="none" fo:font-weight="normal" officeooo:rsid="00a1af0d" style:font-name-asian="Times New Roman" style:font-size-asian="10pt" style:font-style-asian="normal" style:font-weight-asian="normal" style:font-name-complex="Times New Roman" style:font-size-complex="10pt" style:font-style-complex="normal" style:font-weight-complex="normal"/>
    </style:style>
    <style:style style:name="MT7" style:family="text">
      <style:text-properties fo:color="#000000" style:text-line-through-style="none" style:text-line-through-type="none" style:font-name="Nimbus Sans" fo:font-size="10pt" fo:language="ca" fo:country="ES" fo:font-style="normal" style:text-underline-style="none" fo:font-weight="normal" officeooo:rsid="005b7084" style:font-name-asian="Times New Roman" style:font-size-asian="10pt" style:font-style-asian="normal" style:font-weight-asian="normal" style:font-name-complex="Times New Roman" style:font-size-complex="10pt" style:font-style-complex="normal" style:font-weight-complex="normal"/>
    </style:style>
    <style:style style:name="MT8" style:family="text">
      <style:text-properties fo:color="#000000" style:text-line-through-style="none" style:text-line-through-type="none" style:font-name="Nimbus Sans" fo:font-size="10pt" fo:language="ca" fo:country="ES" fo:font-style="normal" style:text-underline-style="none" fo:font-weight="normal" officeooo:rsid="005fbf82" style:font-name-asian="Times New Roman" style:font-size-asian="10pt" style:font-style-asian="normal" style:font-weight-asian="normal" style:font-name-complex="Times New Roman" style:font-size-complex="10pt" style:font-style-complex="normal" style:font-weight-complex="normal"/>
    </style:style>
    <style:style style:name="MT9" style:family="text">
      <style:text-properties officeooo:rsid="0075546b"/>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able:table table:name="Taula1" table:style-name="Taula1">
          <table:table-column table:style-name="Taula1.A"/>
          <table:table-column table:style-name="Taula1.B"/>
          <table:table-column table:style-name="Taula1.A" table:number-columns-repeated="2"/>
          <table:table-row>
            <table:table-cell table:style-name="Taula1.A1" table:number-rows-spanned="2" office:value-type="string">
              <text:p text:style-name="MP2"><draw:frame draw:style-name="Mfr1" draw:name="Imatge1" text:anchor-type="paragraph" svg:width="3.549cm" svg:height="1.473cm" draw:z-index="7"><draw:image xlink:href="Pictures/10000201000000C800000053D38A188D393D723F.png" xlink:type="simple" xlink:show="embed" xlink:actuate="onLoad" loext:mime-type="image/png"/></draw:frame></text:p>
            </table:table-cell>
            <table:table-cell table:style-name="Taula1.B1" office:value-type="string">
              <text:p text:style-name="MP3"><text:span text:style-name="MT1">Departament: </text:span><text:span text:style-name="MT2">Informàtica</text:span></text:p>
            </table:table-cell>
            <table:table-cell table:style-name="Taula1.B1" office:value-type="string">
              <text:p text:style-name="MP4"><text:span text:style-name="MT3">UF</text:span><text:span text:style-name="MT4">3</text:span></text:p>
            </table:table-cell>
            <table:table-cell table:style-name="Taula1.D1" office:value-type="string">
              <text:p text:style-name="MP4"><text:span text:style-name="MT3">Grup:</text:span><text:span text:style-name="MT5"> </text:span><text:span text:style-name="MT6">1</text:span><text:span text:style-name="MT7">HIS</text:span><text:span text:style-name="MT8">X</text:span></text:p>
              <text:p text:style-name="MP5"/>
            </table:table-cell>
          </table:table-row>
          <table:table-row>
            <table:covered-table-cell/>
            <table:table-cell table:style-name="Taula1.B2" office:value-type="string">
              <text:p text:style-name="MP4"><text:span text:style-name="MT3">Mòdul</text:span><text:span text:style-name="MT5">: <text:s text:c="2"/>M</text:span><text:span text:style-name="MT6">2</text:span></text:p>
            </table:table-cell>
            <table:table-cell table:style-name="Taula1.B2" office:value-type="string">
              <text:p text:style-name="MP6"/>
            </table:table-cell>
            <table:table-cell table:style-name="Taula1.D2" office:value-type="string">
              <text:p text:style-name="MP7">Curs 2019-2020</text:p>
            </table:table-cell>
          </table:table-row>
        </table:table>
        <text:p text:style-name="MP8"/>
      </style:header>
      <style:footer>
        <text:p text:style-name="MP9"><text:page-number text:select-page="current">8</text:page-number><text:s/><text:span text:style-name="MT9">de </text:span><text:span text:style-name="MT9"><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20:34:56.176000000</meta:creation-date>
    <dc:date>2020-02-27T09:30:49.977766409</dc:date>
    <meta:editing-duration>PT13H42M5S</meta:editing-duration>
    <meta:editing-cycles>77</meta:editing-cycles>
    <meta:generator>LibreOffice/5.4.7.2$Linux_X86_64 LibreOffice_project/40$Build-2</meta:generator>
    <meta:printed-by>msoler </meta:printed-by>
    <meta:print-date>2016-06-01T09:09:10.113530598</meta:print-date>
    <meta:document-statistic meta:table-count="1" meta:image-count="1" meta:object-count="0" meta:page-count="8" meta:paragraph-count="182" meta:word-count="1046" meta:character-count="7465" meta:non-whitespace-character-count="5518"/>
  </office:meta>
</office:document-meta>
</file>